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Detector Distortion (25 Bilder)</text:p>
          </table:table-cell>
          <table:table-cell office:value-type="string" calcext:value-type="string">
            <text:p>Experiment 6 Lenses 200 (21 Bildpaare)</text:p>
          </table:table-cell>
          <table:table-cell office:value-type="string" calcext:value-type="string">
            <text:p>Experiment 6 Lenses 500 (11 Bildpaare)</text:p>
          </table:table-cell>
          <table:table-cell office:value-type="string" calcext:value-type="string">
            <text:p>Experiment 6 Lenses 1500 (14 Bildpaare)</text:p>
          </table:table-cell>
          <table:table-cell office:value-type="string" calcext:value-type="string">
            <text:p>Lenses Set 1 (10 Bildpaare)</text:p>
          </table:table-cell>
          <table:table-cell office:value-type="string" calcext:value-type="string">
            <text:p>Lenses Set 2 (5 Bildpaare)</text:p>
          </table:table-cell>
          <table:table-cell office:value-type="string" calcext:value-type="string">
            <text:p>Lenses Set 3 (1 Bildpaar)</text:p>
          </table:table-cell>
          <table:table-cell office:value-type="string" calcext:value-type="string">
            <text:p>Lenses Set 3 (2 Bildpaare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$23]*[.C30]" office:value-type="float" office:value="4.176293763745" calcext:value-type="float">
            <text:p>4.176293763745</text:p>
          </table:table-cell>
          <table:table-cell table:formula="of:=[.D$23]*[.D30]" office:value-type="float" office:value="4.24225164511949" calcext:value-type="float">
            <text:p>4.24225164511949</text:p>
          </table:table-cell>
          <table:table-cell table:formula="of:=[.E$23]*[.E30]" office:value-type="float" office:value="4.20935458121178" calcext:value-type="float">
            <text:p>4.20935458121178</text:p>
          </table:table-cell>
          <table:table-cell table:formula="of:=[.F$23]*[.F30]" office:value-type="float" office:value="1.38488054088766" calcext:value-type="float">
            <text:p>1.38488054088766</text:p>
          </table:table-cell>
          <table:table-cell table:formula="of:=[.G$23]*[.G30]" office:value-type="float" office:value="1.36989973879888" calcext:value-type="float">
            <text:p>1.36989973879888</text:p>
          </table:table-cell>
          <table:table-cell table:formula="of:=[.H$23]*[.H30]" office:value-type="float" office:value="1.4457847970605" calcext:value-type="float">
            <text:p>1.4457847970605</text:p>
          </table:table-cell>
          <table:table-cell table:formula="of:=[.I$23]*[.I30]" office:value-type="float" office:value="1.4536514336081" calcext:value-type="float">
            <text:p>1.453651433608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$23]*[.C31]" office:value-type="float" office:value="7.9230583277599" calcext:value-type="float">
            <text:p>7.9230583277599</text:p>
          </table:table-cell>
          <table:table-cell table:formula="of:=[.D$23]*[.D31]" office:value-type="float" office:value="7.53372391034531" calcext:value-type="float">
            <text:p>7.53372391034531</text:p>
          </table:table-cell>
          <table:table-cell table:formula="of:=[.E$23]*[.E31]" office:value-type="float" office:value="8.17001678502064" calcext:value-type="float">
            <text:p>8.17001678502064</text:p>
          </table:table-cell>
          <table:table-cell table:formula="of:=[.F$23]*[.F31]" office:value-type="float" office:value="2.73126446155229" calcext:value-type="float">
            <text:p>2.73126446155229</text:p>
          </table:table-cell>
          <table:table-cell table:formula="of:=[.G$23]*[.G31]" office:value-type="float" office:value="2.30021238776394" calcext:value-type="float">
            <text:p>2.30021238776394</text:p>
          </table:table-cell>
          <table:table-cell table:formula="of:=[.H$23]*[.H31]" office:value-type="float" office:value="2.56652688361949" calcext:value-type="float">
            <text:p>2.56652688361949</text:p>
          </table:table-cell>
          <table:table-cell table:formula="of:=[.I$23]*[.I31]" office:value-type="float" office:value="2.83877485812297" calcext:value-type="float">
            <text:p>2.838774858122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$23]*[.C32]" office:value-type="float" office:value="14.2053664277385" calcext:value-type="float">
            <text:p>14.2053664277385</text:p>
          </table:table-cell>
          <table:table-cell table:formula="of:=[.D$23]*[.D32]" office:value-type="float" office:value="14.6312802318039" calcext:value-type="float">
            <text:p>14.6312802318039</text:p>
          </table:table-cell>
          <table:table-cell table:formula="of:=[.E$23]*[.E32]" office:value-type="float" office:value="14.0249606063899" calcext:value-type="float">
            <text:p>14.0249606063899</text:p>
          </table:table-cell>
          <table:table-cell table:formula="of:=[.F$23]*[.F32]" office:value-type="float" office:value="4.47246794050476" calcext:value-type="float">
            <text:p>4.47246794050476</text:p>
          </table:table-cell>
          <table:table-cell table:formula="of:=[.G$23]*[.G32]" office:value-type="float" office:value="3.50849880677132" calcext:value-type="float">
            <text:p>3.50849880677132</text:p>
          </table:table-cell>
          <table:table-cell table:formula="of:=[.H$23]*[.H32]" office:value-type="float" office:value="4.18678333541347" calcext:value-type="float">
            <text:p>4.18678333541347</text:p>
          </table:table-cell>
          <table:table-cell table:formula="of:=[.I$23]*[.I32]" office:value-type="float" office:value="4.91364826262501" calcext:value-type="float">
            <text:p>4.913648262625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$23]*[.C33]" office:value-type="float" office:value="24.4478914851281" calcext:value-type="float">
            <text:p>24.4478914851281</text:p>
          </table:table-cell>
          <table:table-cell table:formula="of:=[.D$23]*[.D33]" office:value-type="float" office:value="19.6759479254983" calcext:value-type="float">
            <text:p>19.6759479254983</text:p>
          </table:table-cell>
          <table:table-cell table:formula="of:=[.E$23]*[.E33]" office:value-type="float" office:value="24.4375171927353" calcext:value-type="float">
            <text:p>24.4375171927353</text:p>
          </table:table-cell>
          <table:table-cell table:formula="of:=[.F$23]*[.F33]" office:value-type="float" office:value="6.34450111227926" calcext:value-type="float">
            <text:p>6.34450111227926</text:p>
          </table:table-cell>
          <table:table-cell table:formula="of:=[.G$23]*[.G33]" office:value-type="float" office:value="6.35208016032607" calcext:value-type="float">
            <text:p>6.35208016032607</text:p>
          </table:table-cell>
          <table:table-cell table:formula="of:=[.H$23]*[.H33]" office:value-type="float" office:value="5.6716391763479" calcext:value-type="float">
            <text:p>5.6716391763479</text:p>
          </table:table-cell>
          <table:table-cell table:formula="of:=[.I$23]*[.I33]" office:value-type="float" office:value="7.37305134302292" calcext:value-type="float">
            <text:p>7.3730513430229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$23]*[.C34]" office:value-type="float" office:value="33.7221194662993" calcext:value-type="float">
            <text:p>33.7221194662993</text:p>
          </table:table-cell>
          <table:table-cell table:formula="of:=[.D$23]*[.D34]" office:value-type="float" office:value="35.2328581467602" calcext:value-type="float">
            <text:p>35.2328581467602</text:p>
          </table:table-cell>
          <table:table-cell table:formula="of:=[.E$23]*[.E34]" office:value-type="float" office:value="23.8879172191638" calcext:value-type="float">
            <text:p>23.8879172191638</text:p>
          </table:table-cell>
          <table:table-cell table:formula="of:=[.F$23]*[.F34]" office:value-type="float" office:value="11.352396560082" calcext:value-type="float">
            <text:p>11.352396560082</text:p>
          </table:table-cell>
          <table:table-cell table:formula="of:=[.G$23]*[.G34]" office:value-type="float" office:value="10.3034981496424" calcext:value-type="float">
            <text:p>10.3034981496424</text:p>
          </table:table-cell>
          <table:table-cell table:formula="of:=[.H$23]*[.H34]" office:value-type="float" office:value="6.41027053727762" calcext:value-type="float">
            <text:p>6.41027053727762</text:p>
          </table:table-cell>
          <table:table-cell table:formula="of:=[.I$23]*[.I34]" office:value-type="float" office:value="8.32212790864238" calcext:value-type="float">
            <text:p>8.3221279086423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$23]*[.C35]" office:value-type="float" office:value="34.2869216444709" calcext:value-type="float">
            <text:p>34.2869216444709</text:p>
          </table:table-cell>
          <table:table-cell table:formula="of:=[.D$23]*[.D35]" office:value-type="float" office:value="35.5972621234926" calcext:value-type="float">
            <text:p>35.5972621234926</text:p>
          </table:table-cell>
          <table:table-cell table:formula="of:=[.E$23]*[.E35]" office:value-type="float" office:value="24.1678791295" calcext:value-type="float">
            <text:p>24.1678791295</text:p>
          </table:table-cell>
          <table:table-cell table:formula="of:=[.F$23]*[.F35]" office:value-type="float" office:value="11.3970287849004" calcext:value-type="float">
            <text:p>11.3970287849004</text:p>
          </table:table-cell>
          <table:table-cell table:formula="of:=[.G$23]*[.G35]" office:value-type="float" office:value="10.2892455240134" calcext:value-type="float">
            <text:p>10.2892455240134</text:p>
          </table:table-cell>
          <table:table-cell table:formula="of:=[.H$23]*[.H35]" office:value-type="float" office:value="6.69119676981964" calcext:value-type="float">
            <text:p>6.69119676981964</text:p>
          </table:table-cell>
          <table:table-cell table:formula="of:=[.I$23]*[.I35]" office:value-type="float" office:value="9.1375537501501" calcext:value-type="float">
            <text:p>9.13755375015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$23]*[.C36]" office:value-type="float" office:value="33.9472936359522" calcext:value-type="float">
            <text:p>33.9472936359522</text:p>
          </table:table-cell>
          <table:table-cell table:formula="of:=[.D$23]*[.D36]" office:value-type="float" office:value="35.9233061051217" calcext:value-type="float">
            <text:p>35.9233061051217</text:p>
          </table:table-cell>
          <table:table-cell table:formula="of:=[.E$23]*[.E36]" office:value-type="float" office:value="24.1503392381845" calcext:value-type="float">
            <text:p>24.1503392381845</text:p>
          </table:table-cell>
          <table:table-cell table:formula="of:=[.F$23]*[.F36]" office:value-type="float" office:value="11.4131760591807" calcext:value-type="float">
            <text:p>11.4131760591807</text:p>
          </table:table-cell>
          <table:table-cell table:formula="of:=[.G$23]*[.G36]" office:value-type="float" office:value="10.4796192166131" calcext:value-type="float">
            <text:p>10.4796192166131</text:p>
          </table:table-cell>
          <table:table-cell table:formula="of:=[.H$23]*[.H36]" office:value-type="float" office:value="6.89067976132276" calcext:value-type="float">
            <text:p>6.89067976132276</text:p>
          </table:table-cell>
          <table:table-cell table:formula="of:=[.I$23]*[.I36]" office:value-type="float" office:value="9.05036038709279" calcext:value-type="float">
            <text:p>9.0503603870927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$23]*[.C37]" office:value-type="float" office:value="33.5772839410375" calcext:value-type="float">
            <text:p>33.5772839410375</text:p>
          </table:table-cell>
          <table:table-cell table:formula="of:=[.D$23]*[.D37]" office:value-type="float" office:value="35.814177181736" calcext:value-type="float">
            <text:p>35.814177181736</text:p>
          </table:table-cell>
          <table:table-cell table:formula="of:=[.E$23]*[.E37]" office:value-type="float" office:value="42.8506779241921" calcext:value-type="float">
            <text:p>42.8506779241921</text:p>
          </table:table-cell>
          <table:table-cell table:formula="of:=[.F$23]*[.F37]" office:value-type="float" office:value="11.0507513780788" calcext:value-type="float">
            <text:p>11.0507513780788</text:p>
          </table:table-cell>
          <table:table-cell table:formula="of:=[.G$23]*[.G37]" office:value-type="float" office:value="13.4968709208499" calcext:value-type="float">
            <text:p>13.4968709208499</text:p>
          </table:table-cell>
          <table:table-cell table:formula="of:=[.H$23]*[.H37]" office:value-type="float" office:value="7.4410634118482" calcext:value-type="float">
            <text:p>7.4410634118482</text:p>
          </table:table-cell>
          <table:table-cell table:formula="of:=[.I$23]*[.I37]" office:value-type="float" office:value="10.2646475535758" calcext:value-type="float">
            <text:p>10.264647553575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$23]*[.C38]" office:value-type="float" office:value="34.4565571783966" calcext:value-type="float">
            <text:p>34.4565571783966</text:p>
          </table:table-cell>
          <table:table-cell table:formula="of:=[.D$23]*[.D38]" office:value-type="float" office:value="36.1390458642715" calcext:value-type="float">
            <text:p>36.1390458642715</text:p>
          </table:table-cell>
          <table:table-cell table:formula="of:=[.E$23]*[.E38]" office:value-type="float" office:value="43.2259324820025" calcext:value-type="float">
            <text:p>43.2259324820025</text:p>
          </table:table-cell>
          <table:table-cell table:formula="of:=[.F$23]*[.F38]" office:value-type="float" office:value="18.2022506936444" calcext:value-type="float">
            <text:p>18.2022506936444</text:p>
          </table:table-cell>
          <table:table-cell table:formula="of:=[.G$23]*[.G38]" office:value-type="float" office:value="15.8018385642927" calcext:value-type="float">
            <text:p>15.8018385642927</text:p>
          </table:table-cell>
          <table:table-cell table:formula="of:=[.H$23]*[.H38]" office:value-type="float" office:value="7.97638360069285" calcext:value-type="float">
            <text:p>7.97638360069285</text:p>
          </table:table-cell>
          <table:table-cell table:formula="of:=[.I$23]*[.I38]" office:value-type="float" office:value="11.5608708641849" calcext:value-type="float">
            <text:p>11.560870864184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$23]*[.C39]" office:value-type="float" office:value="58.4982256935059" calcext:value-type="float">
            <text:p>58.4982256935059</text:p>
          </table:table-cell>
          <table:table-cell table:formula="of:=[.D$23]*[.D39]" office:value-type="float" office:value="58.355433692707" calcext:value-type="float">
            <text:p>58.355433692707</text:p>
          </table:table-cell>
          <table:table-cell table:formula="of:=[.E$23]*[.E39]" office:value-type="float" office:value="43.3911799594023" calcext:value-type="float">
            <text:p>43.3911799594023</text:p>
          </table:table-cell>
          <table:table-cell table:formula="of:=[.F$23]*[.F39]" office:value-type="float" office:value="18.3658420073245" calcext:value-type="float">
            <text:p>18.3658420073245</text:p>
          </table:table-cell>
          <table:table-cell table:formula="of:=[.G$23]*[.G39]" office:value-type="float" office:value="15.8544042196803" calcext:value-type="float">
            <text:p>15.8544042196803</text:p>
          </table:table-cell>
          <table:table-cell table:formula="of:=[.H$23]*[.H39]" office:value-type="float" office:value="8.34225479958556" calcext:value-type="float">
            <text:p>8.34225479958556</text:p>
          </table:table-cell>
          <table:table-cell table:formula="of:=[.I$23]*[.I39]" office:value-type="float" office:value="12.4113708599852" calcext:value-type="float">
            <text:p>12.411370859985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$23]*[.C40]" office:value-type="float" office:value="90.5818879733486" calcext:value-type="float">
            <text:p>90.5818879733486</text:p>
          </table:table-cell>
          <table:table-cell table:formula="of:=[.D$23]*[.D40]" office:value-type="float" office:value="86.4171833545726" calcext:value-type="float">
            <text:p>86.4171833545726</text:p>
          </table:table-cell>
          <table:table-cell table:formula="of:=[.E$23]*[.E40]" office:value-type="float" office:value="86.0993153225838" calcext:value-type="float">
            <text:p>86.0993153225838</text:p>
          </table:table-cell>
          <table:table-cell table:formula="of:=[.F$23]*[.F40]" office:value-type="float" office:value="27.2664211524481" calcext:value-type="float">
            <text:p>27.2664211524481</text:p>
          </table:table-cell>
          <table:table-cell table:formula="of:=[.G$23]*[.G40]" office:value-type="float" office:value="22.5732396169358" calcext:value-type="float">
            <text:p>22.5732396169358</text:p>
          </table:table-cell>
          <table:table-cell table:formula="of:=[.H$23]*[.H40]" office:value-type="float" office:value="9.54398975878655" calcext:value-type="float">
            <text:p>9.54398975878655</text:p>
          </table:table-cell>
          <table:table-cell table:formula="of:=[.I$23]*[.I40]" office:value-type="float" office:value="15.0778168758684" calcext:value-type="float">
            <text:p>15.077816875868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$23]*[.C41]" office:value-type="float" office:value="110.212226301204" calcext:value-type="float">
            <text:p>110.212226301204</text:p>
          </table:table-cell>
          <table:table-cell table:formula="of:=[.D$23]*[.D41]" office:value-type="float" office:value="102.295414328958" calcext:value-type="float">
            <text:p>102.295414328958</text:p>
          </table:table-cell>
          <table:table-cell table:formula="of:=[.E$23]*[.E41]" office:value-type="float" office:value="107.443014257743" calcext:value-type="float">
            <text:p>107.443014257743</text:p>
          </table:table-cell>
          <table:table-cell table:formula="of:=[.F$23]*[.F41]" office:value-type="float" office:value="33.445922165965" calcext:value-type="float">
            <text:p>33.445922165965</text:p>
          </table:table-cell>
          <table:table-cell table:formula="of:=[.G$23]*[.G41]" office:value-type="float" office:value="25.9327552328734" calcext:value-type="float">
            <text:p>25.9327552328734</text:p>
          </table:table-cell>
          <table:table-cell table:formula="of:=[.H$23]*[.H41]" office:value-type="float" office:value="9.88121428818771" calcext:value-type="float">
            <text:p>9.88121428818771</text:p>
          </table:table-cell>
          <table:table-cell table:formula="of:=[.I$23]*[.I41]" office:value-type="float" office:value="16.2975846149953" calcext:value-type="float">
            <text:p>16.297584614995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$23]*[.C42]" office:value-type="float" office:value="122.997038320856" calcext:value-type="float">
            <text:p>122.997038320856</text:p>
          </table:table-cell>
          <table:table-cell table:formula="of:=[.D$23]*[.D42]" office:value-type="float" office:value="113.873462699567" calcext:value-type="float">
            <text:p>113.873462699567</text:p>
          </table:table-cell>
          <table:table-cell table:formula="of:=[.E$23]*[.E42]" office:value-type="float" office:value="116.113185149982" calcext:value-type="float">
            <text:p>116.113185149982</text:p>
          </table:table-cell>
          <table:table-cell table:formula="of:=[.F$23]*[.F42]" office:value-type="float" office:value="36.5112405132738" calcext:value-type="float">
            <text:p>36.5112405132738</text:p>
          </table:table-cell>
          <table:table-cell table:formula="of:=[.G$23]*[.G42]" office:value-type="float" office:value="27.9814729438845" calcext:value-type="float">
            <text:p>27.9814729438845</text:p>
          </table:table-cell>
          <table:table-cell table:formula="of:=[.H$23]*[.H42]" office:value-type="float" office:value="10.0618697095291" calcext:value-type="float">
            <text:p>10.0618697095291</text:p>
          </table:table-cell>
          <table:table-cell table:formula="of:=[.I$23]*[.I42]" office:value-type="float" office:value="17.1103676492752" calcext:value-type="float">
            <text:p>17.110367649275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$23]*[.C43]" office:value-type="float" office:value="132.563038964653" calcext:value-type="float">
            <text:p>132.563038964653</text:p>
          </table:table-cell>
          <table:table-cell table:formula="of:=[.D$23]*[.D43]" office:value-type="float" office:value="121.190067822534" calcext:value-type="float">
            <text:p>121.190067822534</text:p>
          </table:table-cell>
          <table:table-cell table:formula="of:=[.E$23]*[.E43]" office:value-type="float" office:value="125.102788806482" calcext:value-type="float">
            <text:p>125.102788806482</text:p>
          </table:table-cell>
          <table:table-cell table:formula="of:=[.F$23]*[.F43]" office:value-type="float" office:value="39.1720945685085" calcext:value-type="float">
            <text:p>39.1720945685085</text:p>
          </table:table-cell>
          <table:table-cell table:formula="of:=[.G$23]*[.G43]" office:value-type="float" office:value="29.2065660462078" calcext:value-type="float">
            <text:p>29.2065660462078</text:p>
          </table:table-cell>
          <table:table-cell table:formula="of:=[.H$23]*[.H43]" office:value-type="float" office:value="10.2873828544475" calcext:value-type="float">
            <text:p>10.2873828544475</text:p>
          </table:table-cell>
          <table:table-cell table:formula="of:=[.I$23]*[.I43]" office:value-type="float" office:value="17.2736021568853" calcext:value-type="float">
            <text:p>17.273602156885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22.49754943576" calcext:value-type="float">
            <text:p>9122.49754943576</text:p>
          </table:table-cell>
          <table:table-cell office:value-type="float" office:value="11787.2912633996" calcext:value-type="float">
            <text:p>11787.2912633996</text:p>
          </table:table-cell>
          <table:table-cell office:value-type="float" office:value="6193.97978186838" calcext:value-type="float">
            <text:p>6193.97978186838</text:p>
          </table:table-cell>
          <table:table-cell office:value-type="float" office:value="7829.5874813083" calcext:value-type="float">
            <text:p>7829.5874813083</text:p>
          </table:table-cell>
          <table:table-cell office:value-type="float" office:value="12447.7037868948" calcext:value-type="float">
            <text:p>12447.7037868948</text:p>
          </table:table-cell>
          <table:table-cell office:value-type="float" office:value="6144.79267034824" calcext:value-type="float">
            <text:p>6144.79267034824</text:p>
          </table:table-cell>
          <table:table-cell office:value-type="float" office:value="1309.68994474326" calcext:value-type="float">
            <text:p>1309.68994474326</text:p>
          </table:table-cell>
          <table:table-cell office:value-type="float" office:value="2575.86938414518" calcext:value-type="float">
            <text:p>2575.86938414518</text:p>
          </table:table-cell>
          <table:table-cell/>
          <table:table-cell office:value-type="string" calcext:value-type="string">
            <text:p>reference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22.42867245756" calcext:value-type="float">
            <text:p>2822.42867245756</text:p>
          </table:table-cell>
          <table:table-cell office:value-type="float" office:value="1460.06892094538" calcext:value-type="float">
            <text:p>1460.06892094538</text:p>
          </table:table-cell>
          <table:table-cell office:value-type="float" office:value="1860.04465298676" calcext:value-type="float">
            <text:p>1860.04465298676</text:p>
          </table:table-cell>
          <table:table-cell office:value-type="float" office:value="8988.28701782198" calcext:value-type="float">
            <text:p>8988.28701782198</text:p>
          </table:table-cell>
          <table:table-cell office:value-type="float" office:value="4485.5783940334" calcext:value-type="float">
            <text:p>4485.5783940334</text:p>
          </table:table-cell>
          <table:table-cell office:value-type="float" office:value="905.86783552162" calcext:value-type="float">
            <text:p>905.86783552162</text:p>
          </table:table-cell>
          <table:table-cell office:value-type="float" office:value="1771.99934220244" calcext:value-type="float">
            <text:p>1771.99934220244</text:p>
          </table:table-cell>
          <table:table-cell/>
          <table:table-cell office:value-type="string" calcext:value-type="string">
            <text:p>compiled_new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C17]/[.C21]" office:value-type="float" office:value="4.176293763745" calcext:value-type="float">
            <text:p>4.176293763745</text:p>
          </table:table-cell>
          <table:table-cell table:formula="of:=[.D17]/[.D21]" office:value-type="float" office:value="4.24225164511949" calcext:value-type="float">
            <text:p>4.24225164511949</text:p>
          </table:table-cell>
          <table:table-cell table:formula="of:=[.E17]/[.E21]" office:value-type="float" office:value="4.20935458121178" calcext:value-type="float">
            <text:p>4.20935458121178</text:p>
          </table:table-cell>
          <table:table-cell table:formula="of:=[.F17]/[.F21]" office:value-type="float" office:value="1.38488054088766" calcext:value-type="float">
            <text:p>1.38488054088766</text:p>
          </table:table-cell>
          <table:table-cell table:formula="of:=[.G17]/[.G21]" office:value-type="float" office:value="1.36989973879888" calcext:value-type="float">
            <text:p>1.36989973879888</text:p>
          </table:table-cell>
          <table:table-cell table:formula="of:=[.H17]/[.H21]" office:value-type="float" office:value="1.4457847970605" calcext:value-type="float">
            <text:p>1.4457847970605</text:p>
          </table:table-cell>
          <table:table-cell table:formula="of:=[.I17]/[.I21]" office:value-type="float" office:value="1.4536514336081" calcext:value-type="float">
            <text:p>1.4536514336081</text:p>
          </table:table-cell>
          <table:table-cell/>
          <table:table-cell office:value-type="string" calcext:value-type="string">
            <text:p>speedup reference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Detector Distortion (25 Bilder)</text:p>
          </table:table-cell>
          <table:table-cell office:value-type="string" calcext:value-type="string">
            <text:p>Experiment 6 Lenses 200 (21 Bildpaare)</text:p>
          </table:table-cell>
          <table:table-cell office:value-type="string" calcext:value-type="string">
            <text:p>Experiment 6 Lenses 500 (11 Bildpaare)</text:p>
          </table:table-cell>
          <table:table-cell office:value-type="string" calcext:value-type="string">
            <text:p>Experiment 6 Lenses 1500 (14 Bildpaare)</text:p>
          </table:table-cell>
          <table:table-cell office:value-type="string" calcext:value-type="string">
            <text:p>Lenses Set 1 (10 Bildpaare)</text:p>
          </table:table-cell>
          <table:table-cell office:value-type="string" calcext:value-type="string">
            <text:p>Lenses Set 2 (5 Bildpaare)</text:p>
          </table:table-cell>
          <table:table-cell office:value-type="string" calcext:value-type="string">
            <text:p>Lenses Set 3 (1 Bildpaar)</text:p>
          </table:table-cell>
          <table:table-cell office:value-type="string" calcext:value-type="string">
            <text:p>Lenses Set 3 (2 Bildpaare)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9715062588295" calcext:value-type="float">
            <text:p>1.89715062588295</text:p>
          </table:table-cell>
          <table:table-cell office:value-type="float" office:value="1.77587859951979" calcext:value-type="float">
            <text:p>1.77587859951979</text:p>
          </table:table-cell>
          <table:table-cell office:value-type="float" office:value="1.94091911892789" calcext:value-type="float">
            <text:p>1.94091911892789</text:p>
          </table:table-cell>
          <table:table-cell office:value-type="float" office:value="1.97220220872022" calcext:value-type="float">
            <text:p>1.97220220872022</text:p>
          </table:table-cell>
          <table:table-cell office:value-type="float" office:value="1.6791100272643" calcext:value-type="float">
            <text:p>1.6791100272643</text:p>
          </table:table-cell>
          <table:table-cell office:value-type="float" office:value="1.77517905073952" calcext:value-type="float">
            <text:p>1.77517905073952</text:p>
          </table:table-cell>
          <table:table-cell office:value-type="float" office:value="1.95285801842941" calcext:value-type="float">
            <text:p>1.952858018429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0142892989408" calcext:value-type="float">
            <text:p>3.40142892989408</text:p>
          </table:table-cell>
          <table:table-cell office:value-type="float" office:value="3.44894208447923" calcext:value-type="float">
            <text:p>3.44894208447923</text:p>
          </table:table-cell>
          <table:table-cell office:value-type="float" office:value="3.33185535592311" calcext:value-type="float">
            <text:p>3.33185535592311</text:p>
          </table:table-cell>
          <table:table-cell office:value-type="float" office:value="3.22949728042108" calcext:value-type="float">
            <text:p>3.22949728042108</text:p>
          </table:table-cell>
          <table:table-cell office:value-type="float" office:value="2.56113546663463" calcext:value-type="float">
            <text:p>2.56113546663463</text:p>
          </table:table-cell>
          <table:table-cell office:value-type="float" office:value="2.89585513966244" calcext:value-type="float">
            <text:p>2.89585513966244</text:p>
          </table:table-cell>
          <table:table-cell office:value-type="float" office:value="3.3802107912685" calcext:value-type="float">
            <text:p>3.38021079126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.85396834326258" calcext:value-type="float">
            <text:p>5.85396834326258</text:p>
          </table:table-cell>
          <table:table-cell office:value-type="float" office:value="4.63809070547112" calcext:value-type="float">
            <text:p>4.63809070547112</text:p>
          </table:table-cell>
          <table:table-cell office:value-type="float" office:value="5.80552593545119" calcext:value-type="float">
            <text:p>5.80552593545119</text:p>
          </table:table-cell>
          <table:table-cell office:value-type="float" office:value="4.5812623724301" calcext:value-type="float">
            <text:p>4.5812623724301</text:p>
          </table:table-cell>
          <table:table-cell office:value-type="float" office:value="4.63689420504273" calcext:value-type="float">
            <text:p>4.63689420504273</text:p>
          </table:table-cell>
          <table:table-cell office:value-type="float" office:value="3.92287924722905" calcext:value-type="float">
            <text:p>3.92287924722905</text:p>
          </table:table-cell>
          <table:table-cell office:value-type="float" office:value="5.07209030484174" calcext:value-type="float">
            <text:p>5.0720903048417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07465216145613" calcext:value-type="float">
            <text:p>8.07465216145613</text:p>
          </table:table-cell>
          <table:table-cell office:value-type="float" office:value="8.30522587864252" calcext:value-type="float">
            <text:p>8.30522587864252</text:p>
          </table:table-cell>
          <table:table-cell office:value-type="float" office:value="5.67495960682101" calcext:value-type="float">
            <text:p>5.67495960682101</text:p>
          </table:table-cell>
          <table:table-cell office:value-type="float" office:value="8.19738325791303" calcext:value-type="float">
            <text:p>8.19738325791303</text:p>
          </table:table-cell>
          <table:table-cell office:value-type="float" office:value="7.52135200688224" calcext:value-type="float">
            <text:p>7.52135200688224</text:p>
          </table:table-cell>
          <table:table-cell office:value-type="float" office:value="4.43376535035551" calcext:value-type="float">
            <text:p>4.43376535035551</text:p>
          </table:table-cell>
          <table:table-cell office:value-type="float" office:value="5.7249817364993" calcext:value-type="float">
            <text:p>5.724981736499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20989221163525" calcext:value-type="float">
            <text:p>8.20989221163525</text:p>
          </table:table-cell>
          <table:table-cell office:value-type="float" office:value="8.39112459640284" calcext:value-type="float">
            <text:p>8.39112459640284</text:p>
          </table:table-cell>
          <table:table-cell office:value-type="float" office:value="5.74146906924209" calcext:value-type="float">
            <text:p>5.74146906924209</text:p>
          </table:table-cell>
          <table:table-cell office:value-type="float" office:value="8.22961147074484" calcext:value-type="float">
            <text:p>8.22961147074484</text:p>
          </table:table-cell>
          <table:table-cell office:value-type="float" office:value="7.51094786910099" calcext:value-type="float">
            <text:p>7.51094786910099</text:p>
          </table:table-cell>
          <table:table-cell office:value-type="float" office:value="4.62807243749129" calcext:value-type="float">
            <text:p>4.62807243749129</text:p>
          </table:table-cell>
          <table:table-cell office:value-type="float" office:value="6.28593178453369" calcext:value-type="float">
            <text:p>6.2859317845336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.12856938624707" calcext:value-type="float">
            <text:p>8.12856938624707</text:p>
          </table:table-cell>
          <table:table-cell office:value-type="float" office:value="8.4679809474409" calcext:value-type="float">
            <text:p>8.4679809474409</text:p>
          </table:table-cell>
          <table:table-cell office:value-type="float" office:value="5.73730218546523" calcext:value-type="float">
            <text:p>5.73730218546523</text:p>
          </table:table-cell>
          <table:table-cell office:value-type="float" office:value="8.24127115820785" calcext:value-type="float">
            <text:p>8.24127115820785</text:p>
          </table:table-cell>
          <table:table-cell office:value-type="float" office:value="7.64991693903206" calcext:value-type="float">
            <text:p>7.64991693903206</text:p>
          </table:table-cell>
          <table:table-cell office:value-type="float" office:value="4.76604801442964" calcext:value-type="float">
            <text:p>4.76604801442964</text:p>
          </table:table-cell>
          <table:table-cell office:value-type="float" office:value="6.22594947994442" calcext:value-type="float">
            <text:p>6.2259494799444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.03997176456473" calcext:value-type="float">
            <text:p>8.03997176456473</text:p>
          </table:table-cell>
          <table:table-cell office:value-type="float" office:value="8.44225665465616" calcext:value-type="float">
            <text:p>8.44225665465616</text:p>
          </table:table-cell>
          <table:table-cell office:value-type="float" office:value="10.1798689317963" calcext:value-type="float">
            <text:p>10.1798689317963</text:p>
          </table:table-cell>
          <table:table-cell office:value-type="float" office:value="7.97957011584241" calcext:value-type="float">
            <text:p>7.97957011584241</text:p>
          </table:table-cell>
          <table:table-cell office:value-type="float" office:value="9.85245163466045" calcext:value-type="float">
            <text:p>9.85245163466045</text:p>
          </table:table-cell>
          <table:table-cell office:value-type="float" office:value="5.14672960109763" calcext:value-type="float">
            <text:p>5.14672960109763</text:p>
          </table:table-cell>
          <table:table-cell office:value-type="float" office:value="7.06128533722699" calcext:value-type="float">
            <text:p>7.0612853372269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.25051089018663" calcext:value-type="float">
            <text:p>8.25051089018663</text:p>
          </table:table-cell>
          <table:table-cell office:value-type="float" office:value="8.51883595963661" calcext:value-type="float">
            <text:p>8.51883595963661</text:p>
          </table:table-cell>
          <table:table-cell office:value-type="float" office:value="10.2690166979372" calcext:value-type="float">
            <text:p>10.2690166979372</text:p>
          </table:table-cell>
          <table:table-cell office:value-type="float" office:value="13.1435529319933" calcext:value-type="float">
            <text:p>13.1435529319933</text:p>
          </table:table-cell>
          <table:table-cell office:value-type="float" office:value="11.5350329055086" calcext:value-type="float">
            <text:p>11.5350329055086</text:p>
          </table:table-cell>
          <table:table-cell office:value-type="float" office:value="5.51699230543166" calcext:value-type="float">
            <text:p>5.51699230543166</text:p>
          </table:table-cell>
          <table:table-cell office:value-type="float" office:value="7.95298693820276" calcext:value-type="float">
            <text:p>7.952986938202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.0072104604655" calcext:value-type="float">
            <text:p>14.0072104604655</text:p>
          </table:table-cell>
          <table:table-cell office:value-type="float" office:value="13.7557690053211" calcext:value-type="float">
            <text:p>13.7557690053211</text:p>
          </table:table-cell>
          <table:table-cell office:value-type="float" office:value="10.3082738985868" calcext:value-type="float">
            <text:p>10.3082738985868</text:p>
          </table:table-cell>
          <table:table-cell office:value-type="float" office:value="13.2616795926331" calcext:value-type="float">
            <text:p>13.2616795926331</text:p>
          </table:table-cell>
          <table:table-cell office:value-type="float" office:value="11.5734048052169" calcext:value-type="float">
            <text:p>11.5734048052169</text:p>
          </table:table-cell>
          <table:table-cell office:value-type="float" office:value="5.77005292665038" calcext:value-type="float">
            <text:p>5.77005292665038</text:p>
          </table:table-cell>
          <table:table-cell office:value-type="float" office:value="8.53806529752392" calcext:value-type="float">
            <text:p>8.5380652975239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1.6895393613598" calcext:value-type="float">
            <text:p>21.6895393613598</text:p>
          </table:table-cell>
          <table:table-cell office:value-type="float" office:value="20.3705933979639" calcext:value-type="float">
            <text:p>20.3705933979639</text:p>
          </table:table-cell>
          <table:table-cell office:value-type="float" office:value="20.4542795484332" calcext:value-type="float">
            <text:p>20.4542795484332</text:p>
          </table:table-cell>
          <table:table-cell office:value-type="float" office:value="19.6886448667777" calcext:value-type="float">
            <text:p>19.6886448667777</text:p>
          </table:table-cell>
          <table:table-cell office:value-type="float" office:value="16.478023155715" calcext:value-type="float">
            <text:p>16.478023155715</text:p>
          </table:table-cell>
          <table:table-cell office:value-type="float" office:value="6.6012519831381" calcext:value-type="float">
            <text:p>6.6012519831381</text:p>
          </table:table-cell>
          <table:table-cell office:value-type="float" office:value="10.3723743720624" calcext:value-type="float">
            <text:p>10.372374372062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6.3899602221405" calcext:value-type="float">
            <text:p>26.3899602221405</text:p>
          </table:table-cell>
          <table:table-cell office:value-type="float" office:value="24.1134715444436" calcext:value-type="float">
            <text:p>24.1134715444436</text:p>
          </table:table-cell>
          <table:table-cell office:value-type="float" office:value="25.524819110585" calcext:value-type="float">
            <text:p>25.524819110585</text:p>
          </table:table-cell>
          <table:table-cell office:value-type="float" office:value="24.1507633174826" calcext:value-type="float">
            <text:p>24.1507633174826</text:p>
          </table:table-cell>
          <table:table-cell office:value-type="float" office:value="18.9304038086839" calcext:value-type="float">
            <text:p>18.9304038086839</text:p>
          </table:table-cell>
          <table:table-cell office:value-type="float" office:value="6.83449868077028" calcext:value-type="float">
            <text:p>6.83449868077028</text:p>
          </table:table-cell>
          <table:table-cell office:value-type="float" office:value="11.2114804403578" calcext:value-type="float">
            <text:p>11.21148044035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9.4512420051988" calcext:value-type="float">
            <text:p>29.4512420051988</text:p>
          </table:table-cell>
          <table:table-cell office:value-type="float" office:value="26.8426939808187" calcext:value-type="float">
            <text:p>26.8426939808187</text:p>
          </table:table-cell>
          <table:table-cell office:value-type="float" office:value="27.5845578959412" calcext:value-type="float">
            <text:p>27.5845578959412</text:p>
          </table:table-cell>
          <table:table-cell office:value-type="float" office:value="26.3641804728308" calcext:value-type="float">
            <text:p>26.3641804728308</text:p>
          </table:table-cell>
          <table:table-cell office:value-type="float" office:value="20.4259276437403" calcext:value-type="float">
            <text:p>20.4259276437403</text:p>
          </table:table-cell>
          <table:table-cell office:value-type="float" office:value="6.95945187000611" calcext:value-type="float">
            <text:p>6.95945187000611</text:p>
          </table:table-cell>
          <table:table-cell office:value-type="float" office:value="11.7706124409796" calcext:value-type="float">
            <text:p>11.770612440979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1.7417898413785" calcext:value-type="float">
            <text:p>31.7417898413785</text:p>
          </table:table-cell>
          <table:table-cell office:value-type="float" office:value="28.5673924982639" calcext:value-type="float">
            <text:p>28.5673924982639</text:p>
          </table:table-cell>
          <table:table-cell office:value-type="float" office:value="29.7201830810053" calcext:value-type="float">
            <text:p>29.7201830810053</text:p>
          </table:table-cell>
          <table:table-cell office:value-type="float" office:value="28.2855404578078" calcext:value-type="float">
            <text:p>28.2855404578078</text:p>
          </table:table-cell>
          <table:table-cell office:value-type="float" office:value="21.3202216330197" calcext:value-type="float">
            <text:p>21.3202216330197</text:p>
          </table:table-cell>
          <table:table-cell office:value-type="float" office:value="7.11543161566181" calcext:value-type="float">
            <text:p>7.11543161566181</text:p>
          </table:table-cell>
          <table:table-cell office:value-type="float" office:value="11.8829051845054" calcext:value-type="float">
            <text:p>11.88290518450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4:37:48.541373845</meta:creation-date>
    <dc:date>2018-02-26T14:47:07.084481512</dc:date>
    <meta:editing-duration>PT9M18S</meta:editing-duration>
    <meta:editing-cycles>1</meta:editing-cycles>
    <meta:document-statistic meta:table-count="1" meta:cell-count="296" meta:object-count="0"/>
    <meta:generator>LibreOffice/5.4.5.1$Linux_X86_64 LibreOffice_project/40m0$Build-1</meta:generator>
  </office:meta>
</office:document-meta>
</file>